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7236in" svg:height="4.4496in" svg:x="1.8535in" svg:y="0.0315in">
            <draw:object draw:notify-on-update-of-ranges="Sheet1.A1:Sheet1.A17 Sheet1.B1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24-10</text:p>
          </table:table-cell>
          <table:table-cell office:value-type="float" office:value="214" calcext:value-type="float">
            <text:p>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6:41:44.823269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4-10-07T16:42:50.406865067</dc:date>
    <meta:editing-duration>PT32M4S</meta:editing-duration>
    <meta:editing-cycles>18</meta:editing-cycles>
    <meta:generator>LibreOffice/24.8.2.1$Linux_X86_64 LibreOffice_project/480$Build-1</meta:generator>
    <meta:document-statistic meta:table-count="1" meta:cell-count="3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699cm" svg:height="11.303cm" xlink:href=".." xlink:type="simple" chart:class="chart:line" chart:style-name="ch1">
        <chart:plot-area chart:style-name="ch2" table:cell-range-address="Sheet1.A1:Sheet1.B17" chart:data-source-has-labels="column" svg:x="0.493cm" svg:y="0.226cm" svg:width="23.713cm" svg:height="10.851cm">
          <chart:coordinate-region svg:x="1.318cm" svg:y="0.425cm" svg:width="22.256cm" svg:height="10.005cm"/>
          <chart:axis chart:dimension="x" chart:name="primary-x" chart:style-name="ch3" chartooo:axis-type="auto">
            <chartooo:date-scale/>
            <chart:categories table:cell-range-address="Sheet1.A1:Sheet1.A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7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7</svg:desc>
                </draw:g>
              </table:table-cell>
              <table:table-cell office:value-type="float" office:value="80">
                <text:p>80</text:p>
                <draw:g>
                  <svg:desc>Sheet1.B1:Sheet1.B17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24-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4-10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